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10" table:style-name="ce1"/>
          <table:table-cell office:value-type="float" office:value="1.0471999999999999" table:style-name="ce1">
            <text:p>1,0472</text:p>
          </table:table-cell>
          <table:table-cell table:number-columns-repeated="6" table:style-name="ce1"/>
          <table:table-cell office:value-type="float" office:value="1.0471999999999999" table:style-name="ce1">
            <text:p>1,0472</text:p>
          </table:table-cell>
          <table:table-cell table:number-columns-repeated="16366"/>
        </table:table-row>
        <table:table-row table:style-name="ro1">
          <table:table-cell table:number-columns-repeated="10" table:style-name="ce1"/>
          <table:table-cell office:value-type="float" office:value="1.7053" table:style-name="ce1">
            <text:p>1,7053</text:p>
          </table:table-cell>
          <table:table-cell table:number-columns-repeated="6" table:style-name="ce1"/>
          <table:table-cell office:value-type="float" office:value="1.2456" table:style-name="ce1">
            <text:p>1,2456</text:p>
          </table:table-cell>
          <table:table-cell table:number-columns-repeated="16366"/>
        </table:table-row>
        <table:table-row table:style-name="ro1">
          <table:table-cell office:value-type="float" office:value="3" table:formula="of:=3" table:style-name="ce1">
            <text:p>3</text:p>
          </table:table-cell>
          <table:table-cell office:value-type="float" office:value="84.350846599159794" table:formula="of:=[.C4]*180/PI()" table:style-name="ce2">
            <text:p>84,3508466</text:p>
          </table:table-cell>
          <table:table-cell office:value-type="float" office:value="1.4722" table:style-name="ce2">
            <text:p>1,4722</text:p>
          </table:table-cell>
          <table:table-cell table:number-columns-repeated="6" table:style-name="ce1"/>
          <table:table-cell office:value-type="float" office:value="100.38220570692023" table:formula="of:=[.K4]*180/PI()" table:style-name="ce2">
            <text:p>100,3822057</text:p>
          </table:table-cell>
          <table:table-cell office:value-type="float" office:value="1.752" table:style-name="ce1">
            <text:p>1,752</text:p>
          </table:table-cell>
          <table:table-cell table:number-columns-repeated="5" table:style-name="ce1"/>
          <table:table-cell office:value-type="float" office:value="75.080389473943086" table:formula="of:=[.R4]*180/PI()" table:style-name="ce2">
            <text:p>75,08038947</text:p>
          </table:table-cell>
          <table:table-cell office:value-type="float" office:value="1.3104" table:style-name="ce1">
            <text:p>1,3104</text:p>
          </table:table-cell>
          <table:table-cell table:number-columns-repeated="16366"/>
        </table:table-row>
        <table:table-row table:style-name="ro1">
          <table:table-cell office:value-type="float" office:value="4" table:formula="of:=[.A4]+1" table:style-name="ce1">
            <text:p>4</text:p>
          </table:table-cell>
          <table:table-cell office:value-type="float" office:value="87.141151061446905" table:formula="of:=[.C5]*180/PI()" table:style-name="ce2">
            <text:p>87,14115106</text:p>
          </table:table-cell>
          <table:table-cell office:value-type="float" office:value="1.5208999999999999" table:style-name="ce1">
            <text:p>1,5209</text:p>
          </table:table-cell>
          <table:table-cell table:number-columns-repeated="6" table:style-name="ce1"/>
          <table:table-cell office:value-type="float" office:value="104.9486793341129" table:formula="of:=[.K5]*180/PI()" table:style-name="ce2">
            <text:p>104,9486793</text:p>
          </table:table-cell>
          <table:table-cell office:value-type="float" office:value="1.8317000000000001" table:style-name="ce1">
            <text:p>1,8317</text:p>
          </table:table-cell>
          <table:table-cell table:number-columns-repeated="5" table:style-name="ce1"/>
          <table:table-cell office:value-type="float" office:value="78.844722187952584" table:formula="of:=[.R5]*180/PI()" table:style-name="ce2">
            <text:p>78,84472219</text:p>
          </table:table-cell>
          <table:table-cell office:value-type="float" office:value="1.3761000000000001" table:style-name="ce1">
            <text:p>1,3761</text:p>
          </table:table-cell>
          <table:table-cell table:number-columns-repeated="16366"/>
        </table:table-row>
        <table:table-row table:style-name="ro1">
          <table:table-cell office:value-type="float" office:value="5" table:formula="of:=[.A5]+1" table:style-name="ce1">
            <text:p>5</text:p>
          </table:table-cell>
          <table:table-cell office:value-type="float" office:value="90.028858348906255" table:formula="of:=[.C6]*180/PI()" table:style-name="ce2">
            <text:p>90,02885835</text:p>
          </table:table-cell>
          <table:table-cell office:value-type="float" office:value="1.5712999999999999" table:style-name="ce1">
            <text:p>1,5713</text:p>
          </table:table-cell>
          <table:table-cell table:number-columns-repeated="6" table:style-name="ce1"/>
          <table:table-cell office:value-type="float" office:value="105.65914700007511" table:formula="of:=[.K6]*180/PI()" table:style-name="ce2">
            <text:p>105,659147</text:p>
          </table:table-cell>
          <table:table-cell office:value-type="float" office:value="1.8441000000000001" table:style-name="ce1">
            <text:p>1,8441</text:p>
          </table:table-cell>
          <table:table-cell table:number-columns-repeated="5" table:style-name="ce1"/>
          <table:table-cell office:value-type="float" office:value="82.511652076789844" table:formula="of:=[.R6]*180/PI()" table:style-name="ce2">
            <text:p>82,51165208</text:p>
          </table:table-cell>
          <table:table-cell office:value-type="float" office:value="1.4400999999999999" table:style-name="ce1">
            <text:p>1,4401</text:p>
          </table:table-cell>
          <table:table-cell table:number-columns-repeated="16366"/>
        </table:table-row>
        <table:table-row table:style-name="ro1">
          <table:table-cell office:value-type="float" office:value="6" table:formula="of:=[.A6]+1" table:style-name="ce1">
            <text:p>6</text:p>
          </table:table-cell>
          <table:table-cell office:value-type="float" office:value="92.893647324560376" table:formula="of:=[.C7]*180/PI()" table:style-name="ce2">
            <text:p>92,89364732</text:p>
          </table:table-cell>
          <table:table-cell office:value-type="float" office:value="1.6213" table:style-name="ce1">
            <text:p>1,6213</text:p>
          </table:table-cell>
          <table:table-cell table:number-columns-repeated="6" table:style-name="ce1"/>
          <table:table-cell office:value-type="float" office:value="107.61293308147123" table:formula="of:=[.K7]*180/PI()" table:style-name="ce2">
            <text:p>107,6129331</text:p>
          </table:table-cell>
          <table:table-cell office:value-type="float" office:value="1.8782000000000001" table:style-name="ce1">
            <text:p>1,8782</text:p>
          </table:table-cell>
          <table:table-cell table:number-columns-repeated="5" table:style-name="ce1"/>
          <table:table-cell office:value-type="float" office:value="86.092638296357492" table:formula="of:=[.R7]*180/PI()" table:style-name="ce2">
            <text:p>86,0926383</text:p>
          </table:table-cell>
          <table:table-cell office:value-type="float" office:value="1.5025999999999999" table:style-name="ce1">
            <text:p>1,5026</text:p>
          </table:table-cell>
          <table:table-cell table:number-columns-repeated="16366"/>
        </table:table-row>
        <table:table-row table:style-name="ro1">
          <table:table-cell office:value-type="float" office:value="7" table:formula="of:=[.A7]+1" table:style-name="ce1">
            <text:p>7</text:p>
          </table:table-cell>
          <table:table-cell office:value-type="float" office:value="96.090751821390356" table:formula="of:=[.C8]*180/PI()" table:style-name="ce2">
            <text:p>96,09075182</text:p>
          </table:table-cell>
          <table:table-cell office:value-type="float" office:value="1.6771" table:style-name="ce1">
            <text:p>1,6771</text:p>
          </table:table-cell>
          <table:table-cell table:number-columns-repeated="6" table:style-name="ce1"/>
          <table:table-cell office:value-type="float" office:value="107.91087113493924" table:formula="of:=[.K8]*180/PI()" table:style-name="ce2">
            <text:p>107,9108711</text:p>
          </table:table-cell>
          <table:table-cell office:value-type="float" office:value="1.8834" table:style-name="ce1">
            <text:p>1,8834</text:p>
          </table:table-cell>
          <table:table-cell table:number-columns-repeated="5" table:style-name="ce1"/>
          <table:table-cell office:value-type="float" office:value="89.673624515925127" table:formula="of:=[.R8]*180/PI()" table:style-name="ce2">
            <text:p>89,67362452</text:p>
          </table:table-cell>
          <table:table-cell office:value-type="float" office:value="1.5650999999999999" table:style-name="ce1">
            <text:p>1,5651</text:p>
          </table:table-cell>
          <table:table-cell table:number-columns-repeated="16366"/>
        </table:table-row>
        <table:table-row table:style-name="ro1">
          <table:table-cell office:value-type="float" office:value="8" table:formula="of:=[.A8]+1" table:style-name="ce1">
            <text:p>8</text:p>
          </table:table-cell>
          <table:table-cell office:value-type="float" office:value="99.007106998606261" table:formula="of:=[.C9]*180/PI()" table:style-name="ce2">
            <text:p>99,007107</text:p>
          </table:table-cell>
          <table:table-cell office:value-type="float" office:value="1.728" table:style-name="ce1">
            <text:p>1,728</text:p>
          </table:table-cell>
          <table:table-cell table:number-columns-repeated="6" table:style-name="ce1"/>
          <table:table-cell office:value-type="float" office:value="110.07665160053376" table:formula="of:=[.K9]*180/PI()" table:style-name="ce2">
            <text:p>110,0766516</text:p>
          </table:table-cell>
          <table:table-cell office:value-type="float" office:value="1.9212" table:style-name="ce1">
            <text:p>1,9212</text:p>
          </table:table-cell>
          <table:table-cell table:number-columns-repeated="5" table:style-name="ce1"/>
          <table:table-cell office:value-type="float" office:value="92.991050149732601" table:formula="of:=[.R9]*180/PI()" table:style-name="ce2">
            <text:p>92,99105015</text:p>
          </table:table-cell>
          <table:table-cell office:value-type="float" office:value="1.623" table:style-name="ce1">
            <text:p>1,623</text:p>
          </table:table-cell>
          <table:table-cell table:number-columns-repeated="16366"/>
        </table:table-row>
        <table:table-row table:style-name="ro1">
          <table:table-cell office:value-type="float" office:value="9" table:formula="of:=[.A9]+1" table:style-name="ce1">
            <text:p>9</text:p>
          </table:table-cell>
          <table:table-cell office:value-type="float" office:value="101.29320860117824" table:formula="of:=[.C10]*180/PI()" table:style-name="ce2">
            <text:p>101,2932086</text:p>
          </table:table-cell>
          <table:table-cell office:value-type="float" office:value="1.7679" table:style-name="ce1">
            <text:p>1,7679</text:p>
          </table:table-cell>
          <table:table-cell table:number-columns-repeated="6" table:style-name="ce1"/>
          <table:table-cell office:value-type="float" office:value="111.41737284113989" table:formula="of:=[.K10]*180/PI()" table:style-name="ce2">
            <text:p>111,4173728</text:p>
          </table:table-cell>
          <table:table-cell office:value-type="float" office:value="1.9446000000000001" table:style-name="ce1">
            <text:p>1,9446</text:p>
          </table:table-cell>
          <table:table-cell table:number-columns-repeated="5" table:style-name="ce1"/>
          <table:table-cell office:value-type="float" office:value="96.600684259056806" table:formula="of:=[.R10]*180/PI()" table:style-name="ce2">
            <text:p>96,60068426</text:p>
          </table:table-cell>
          <table:table-cell office:value-type="float" office:value="1.6859999999999999" table:style-name="ce1">
            <text:p>1,686</text:p>
          </table:table-cell>
          <table:table-cell table:number-columns-repeated="16366"/>
        </table:table-row>
        <table:table-row table:style-name="ro1">
          <table:table-cell office:value-type="float" office:value="10" table:formula="of:=[.A10]+1" table:style-name="ce1">
            <text:p>10</text:p>
          </table:table-cell>
          <table:table-cell office:value-type="float" office:value="104.4731243641543" table:formula="of:=[.C11]*180/PI()" table:style-name="ce2">
            <text:p>104,4731244</text:p>
          </table:table-cell>
          <table:table-cell office:value-type="float" office:value="1.8233999999999999" table:style-name="ce1">
            <text:p>1,8234</text:p>
          </table:table-cell>
          <table:table-cell table:number-columns-repeated="6" table:style-name="ce1"/>
          <table:table-cell office:value-type="float" office:value="111.72104047255921" table:formula="of:=[.K11]*180/PI()" table:style-name="ce2">
            <text:p>111,7210405</text:p>
          </table:table-cell>
          <table:table-cell office:value-type="float" office:value="1.9499" table:style-name="ce1">
            <text:p>1,9499</text:p>
          </table:table-cell>
          <table:table-cell table:number-columns-repeated="5" table:style-name="ce1"/>
          <table:table-cell office:value-type="float" office:value="100.02124229598782" table:formula="of:=[.R11]*180/PI()" table:style-name="ce2">
            <text:p>100,0212423</text:p>
          </table:table-cell>
          <table:table-cell office:value-type="float" office:value="1.7457" table:style-name="ce1">
            <text:p>1,7457</text:p>
          </table:table-cell>
          <table:table-cell table:number-columns-repeated="16366"/>
        </table:table-row>
        <table:table-row table:style-name="ro1">
          <table:table-cell office:value-type="float" office:value="11" table:formula="of:=[.A11]+1" table:style-name="ce1">
            <text:p>11</text:p>
          </table:table-cell>
          <table:table-cell office:value-type="float" office:value="106.61025693999227" table:formula="of:=[.C12]*180/PI()" table:style-name="ce2">
            <text:p>106,6102569</text:p>
          </table:table-cell>
          <table:table-cell office:value-type="float" office:value="1.8607" table:style-name="ce1">
            <text:p>1,8607</text:p>
          </table:table-cell>
          <table:table-cell table:number-columns-repeated="6" table:style-name="ce1"/>
          <table:table-cell office:value-type="float" office:value="114.07589701054691" table:formula="of:=[.K12]*180/PI()" table:style-name="ce2">
            <text:p>114,075897</text:p>
          </table:table-cell>
          <table:table-cell office:value-type="float" office:value="1.9910000000000001" table:style-name="ce1">
            <text:p>1,991</text:p>
          </table:table-cell>
          <table:table-cell table:number-columns-repeated="5" table:style-name="ce1"/>
          <table:table-cell office:value-type="float" office:value="103.47617780062667" table:formula="of:=[.R12]*180/PI()" table:style-name="ce2">
            <text:p>103,4761778</text:p>
          </table:table-cell>
          <table:table-cell office:value-type="float" office:value="1.806" table:style-name="ce1">
            <text:p>1,806</text:p>
          </table:table-cell>
          <table:table-cell table:number-columns-repeated="16366"/>
        </table:table-row>
        <table:table-row table:style-name="ro1">
          <table:table-cell office:value-type="float" office:value="12" table:formula="of:=[.A12]+1" table:style-name="ce1">
            <text:p>12</text:p>
          </table:table-cell>
          <table:table-cell office:value-type="float" office:value="109.56098958491602" table:formula="of:=[.C13]*180/PI()" table:style-name="ce2">
            <text:p>109,5609896</text:p>
          </table:table-cell>
          <table:table-cell office:value-type="float" office:value="1.9121999999999999" table:style-name="ce1">
            <text:p>1,9122</text:p>
          </table:table-cell>
          <table:table-cell table:number-columns-repeated="6" table:style-name="ce1"/>
          <table:table-cell office:value-type="float" office:value="114.95825201504839" table:formula="of:=[.K13]*180/PI()" table:style-name="ce2">
            <text:p>114,958252</text:p>
          </table:table-cell>
          <table:table-cell office:value-type="float" office:value="2.0064000000000002" table:style-name="ce1">
            <text:p>2,0064</text:p>
          </table:table-cell>
          <table:table-cell table:number-columns-repeated="5" table:style-name="ce1"/>
          <table:table-cell office:value-type="float" office:value="106.94257246116817" table:formula="of:=[.R13]*180/PI()" table:style-name="ce2">
            <text:p>106,9425725</text:p>
          </table:table-cell>
          <table:table-cell office:value-type="float" office:value="1.8665" table:style-name="ce1">
            <text:p>1,8665</text:p>
          </table:table-cell>
          <table:table-cell table:number-columns-repeated="16366"/>
        </table:table-row>
        <table:table-row table:style-name="ro1">
          <table:table-cell office:value-type="float" office:value="13" table:formula="of:=[.A13]+1" table:style-name="ce1">
            <text:p>13</text:p>
          </table:table-cell>
          <table:table-cell office:value-type="float" office:value="112.09346303939425" table:formula="of:=[.C14]*180/PI()" table:style-name="ce2">
            <text:p>112,093463</text:p>
          </table:table-cell>
          <table:table-cell office:value-type="float" office:value="1.9563999999999999" table:style-name="ce1">
            <text:p>1,9564</text:p>
          </table:table-cell>
          <table:table-cell table:number-columns-repeated="6" table:style-name="ce1"/>
          <table:table-cell office:value-type="float" office:value="115.77758166208547" table:formula="of:=[.K14]*180/PI()" table:style-name="ce2">
            <text:p>115,7775817</text:p>
          </table:table-cell>
          <table:table-cell office:value-type="float" office:value="2.0207000000000002" table:style-name="ce1">
            <text:p>2,0207</text:p>
          </table:table-cell>
          <table:table-cell table:number-columns-repeated="5" table:style-name="ce1"/>
          <table:table-cell office:value-type="float" office:value="110.38031923195311" table:formula="of:=[.R14]*180/PI()" table:style-name="ce2">
            <text:p>110,3803192</text:p>
          </table:table-cell>
          <table:table-cell office:value-type="float" office:value="1.9265000000000001" table:style-name="ce1">
            <text:p>1,9265</text:p>
          </table:table-cell>
          <table:table-cell table:number-columns-repeated="16366"/>
        </table:table-row>
        <table:table-row table:style-name="ro1">
          <table:table-cell office:value-type="float" office:value="14" table:formula="of:=[.A14]+1" table:style-name="ce1">
            <text:p>14</text:p>
          </table:table-cell>
          <table:table-cell office:value-type="float" office:value="114.7691759426552" table:formula="of:=[.C15]*180/PI()" table:style-name="ce2">
            <text:p>114,7691759</text:p>
          </table:table-cell>
          <table:table-cell office:value-type="float" office:value="2.0030999999999999" table:style-name="ce1">
            <text:p>2,0031</text:p>
          </table:table-cell>
          <table:table-cell table:number-columns-repeated="6" table:style-name="ce1"/>
          <table:table-cell office:value-type="float" office:value="117.35894517664651" table:formula="of:=[.K15]*180/PI()" table:style-name="ce2">
            <text:p>117,3589452</text:p>
          </table:table-cell>
          <table:table-cell office:value-type="float" office:value="2.0482999999999998" table:style-name="ce1">
            <text:p>2,0483</text:p>
          </table:table-cell>
          <table:table-cell table:number-columns-repeated="5" table:style-name="ce1"/>
          <table:table-cell office:value-type="float" office:value="113.82379558068934" table:formula="of:=[.R15]*180/PI()" table:style-name="ce2">
            <text:p>113,8237956</text:p>
          </table:table-cell>
          <table:table-cell office:value-type="float" office:value="1.9865999999999999" table:style-name="ce1">
            <text:p>1,9866</text:p>
          </table:table-cell>
          <table:table-cell table:number-columns-repeated="16366"/>
        </table:table-row>
        <table:table-row table:style-name="ro1">
          <table:table-cell office:value-type="float" office:value="15" table:formula="of:=[.A15]+1" table:style-name="ce1">
            <text:p>15</text:p>
          </table:table-cell>
          <table:table-cell office:value-type="float" office:value="117.29019024123083" table:formula="of:=[.C16]*180/PI()" table:style-name="ce2">
            <text:p>117,2901902</text:p>
          </table:table-cell>
          <table:table-cell office:value-type="float" office:value="2.0470999999999999" table:style-name="ce1">
            <text:p>2,0471</text:p>
          </table:table-cell>
          <table:table-cell table:number-columns-repeated="6" table:style-name="ce1"/>
          <table:table-cell office:value-type="float" office:value="118.43610583149247" table:formula="of:=[.K16]*180/PI()" table:style-name="ce2">
            <text:p>118,4361058</text:p>
          </table:table-cell>
          <table:table-cell office:value-type="float" office:value="2.0670999999999999" table:style-name="ce1">
            <text:p>2,0671</text:p>
          </table:table-cell>
          <table:table-cell table:number-columns-repeated="5" table:style-name="ce1"/>
          <table:table-cell office:value-type="float" office:value="117.26154235147429" table:formula="of:=[.R16]*180/PI()" table:style-name="ce2">
            <text:p>117,2615424</text:p>
          </table:table-cell>
          <table:table-cell office:value-type="float" office:value="2.0466000000000002" table:style-name="ce1">
            <text:p>2,0466</text:p>
          </table:table-cell>
          <table:table-cell table:number-columns-repeated="16366"/>
        </table:table-row>
        <table:table-row table:style-name="ro1">
          <table:table-cell office:value-type="float" office:value="16" table:formula="of:=[.A16]+1" table:style-name="ce1">
            <text:p>16</text:p>
          </table:table-cell>
          <table:table-cell office:value-type="float" office:value="119.98309187834569" table:formula="of:=[.C17]*180/PI()" table:style-name="ce2">
            <text:p>119,9830919</text:p>
          </table:table-cell>
          <table:table-cell office:value-type="float" office:value="2.0941000000000001" table:style-name="ce1">
            <text:p>2,0941</text:p>
          </table:table-cell>
          <table:table-cell table:style-name="ce1">
            <draw:frame draw:z-index="1" draw:id="id0" draw:style-name="a0" draw:name="Graphique 6" svg:x="0.04167in" svg:y="0.135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office:value-type="float" office:value="119.37575661550702" table:formula="of:=[.K17]*180/PI()" table:style-name="ce2">
            <text:p>119,3757566</text:p>
          </table:table-cell>
          <table:table-cell office:value-type="float" office:value="2.0834999999999999" table:style-name="ce1">
            <text:p>2,0835</text:p>
          </table:table-cell>
          <table:table-cell table:number-columns-repeated="5" table:style-name="ce1"/>
          <table:table-cell office:value-type="float" office:value="120.6878299663566" table:formula="of:=[.R17]*180/PI()" table:style-name="ce2">
            <text:p>120,68783</text:p>
          </table:table-cell>
          <table:table-cell office:value-type="float" office:value="2.1063999999999998" table:style-name="ce1">
            <text:p>2,1064</text:p>
          </table:table-cell>
          <table:table-cell table:number-columns-repeated="16366"/>
        </table:table-row>
        <table:table-row table:style-name="ro1">
          <table:table-cell office:value-type="float" office:value="17" table:formula="of:=[.A17]+1" table:style-name="ce1">
            <text:p>17</text:p>
          </table:table-cell>
          <table:table-cell office:value-type="float" office:value="122.50410617692131" table:formula="of:=[.C18]*180/PI()" table:style-name="ce2">
            <text:p>122,5041062</text:p>
          </table:table-cell>
          <table:table-cell office:value-type="float" office:value="2.1381000000000001" table:style-name="ce1">
            <text:p>2,1381</text:p>
          </table:table-cell>
          <table:table-cell table:number-columns-repeated="6" table:style-name="ce1"/>
          <table:table-cell office:value-type="float" office:value="120.45864684830427" table:formula="of:=[.K18]*180/PI()" table:style-name="ce2">
            <text:p>120,4586468</text:p>
          </table:table-cell>
          <table:table-cell office:value-type="float" office:value="2.1023999999999998" table:style-name="ce1">
            <text:p>2,1024</text:p>
          </table:table-cell>
          <table:table-cell table:number-columns-repeated="5" table:style-name="ce1"/>
          <table:table-cell office:value-type="float" office:value="124.11984715919024" table:formula="of:=[.R18]*180/PI()" table:style-name="ce2">
            <text:p>124,1198472</text:p>
          </table:table-cell>
          <table:table-cell office:value-type="float" office:value="2.1663000000000001" table:style-name="ce1">
            <text:p>2,1663</text:p>
          </table:table-cell>
          <table:table-cell table:number-columns-repeated="16366"/>
        </table:table-row>
        <table:table-row table:style-name="ro1">
          <table:table-cell office:value-type="float" office:value="18" table:formula="of:=[.A18]+1" table:style-name="ce1">
            <text:p>18</text:p>
          </table:table-cell>
          <table:table-cell office:value-type="float" office:value="125.17981908018226" table:formula="of:=[.C19]*180/PI()" table:style-name="ce2">
            <text:p>125,1798191</text:p>
          </table:table-cell>
          <table:table-cell office:value-type="float" office:value="2.1848000000000001" table:style-name="ce1">
            <text:p>2,1848</text:p>
          </table:table-cell>
          <table:table-cell table:number-columns-repeated="6" table:style-name="ce1"/>
          <table:table-cell office:value-type="float" office:value="122.03428078491405" table:formula="of:=[.K19]*180/PI()" table:style-name="ce2">
            <text:p>122,0342808</text:p>
          </table:table-cell>
          <table:table-cell office:value-type="float" office:value="2.1299000000000001" table:style-name="ce1">
            <text:p>2,1299</text:p>
          </table:table-cell>
          <table:table-cell table:number-columns-repeated="5" table:style-name="ce1"/>
          <table:table-cell office:value-type="float" office:value="127.54613477407257" table:formula="of:=[.R19]*180/PI()" table:style-name="ce2">
            <text:p>127,5461348</text:p>
          </table:table-cell>
          <table:table-cell office:value-type="float" office:value="2.2261000000000002" table:style-name="ce1">
            <text:p>2,2261</text:p>
          </table:table-cell>
          <table:table-cell table:number-columns-repeated="16366"/>
        </table:table-row>
        <table:table-row table:style-name="ro1">
          <table:table-cell office:value-type="float" office:value="19" table:formula="of:=[.A19]+1" table:style-name="ce1">
            <text:p>19</text:p>
          </table:table-cell>
          <table:table-cell office:value-type="float" office:value="127.70656295670919" table:formula="of:=[.C20]*180/PI()" table:style-name="ce2">
            <text:p>127,706563</text:p>
          </table:table-cell>
          <table:table-cell office:value-type="float" office:value="2.2288999999999999" table:style-name="ce1">
            <text:p>2,2289</text:p>
          </table:table-cell>
          <table:table-cell table:number-columns-repeated="6" table:style-name="ce1"/>
          <table:table-cell office:value-type="float" office:value="122.85361043195113" table:formula="of:=[.K20]*180/PI()" table:style-name="ce2">
            <text:p>122,8536104</text:p>
          </table:table-cell>
          <table:table-cell office:value-type="float" office:value="2.1442000000000001" table:style-name="ce1">
            <text:p>2,1442</text:p>
          </table:table-cell>
          <table:table-cell table:number-columns-repeated="5" table:style-name="ce1"/>
          <table:table-cell office:value-type="float" office:value="130.95523365510095" table:formula="of:=[.R20]*180/PI()" table:style-name="ce2">
            <text:p>130,9552337</text:p>
          </table:table-cell>
          <table:table-cell office:value-type="float" office:value="2.2856000000000001" table:style-name="ce1">
            <text:p>2,2856</text:p>
          </table:table-cell>
          <table:table-cell table:number-columns-repeated="16366"/>
        </table:table-row>
        <table:table-row table:style-name="ro1">
          <table:table-cell office:value-type="float" office:value="20" table:formula="of:=[.A20]+1" table:style-name="ce1">
            <text:p>20</text:p>
          </table:table-cell>
          <table:table-cell office:value-type="float" office:value="130.65156602368162" table:formula="of:=[.C21]*180/PI()" table:style-name="ce2">
            <text:p>130,651566</text:p>
          </table:table-cell>
          <table:table-cell office:value-type="float" office:value="2.2803" table:style-name="ce1">
            <text:p>2,2803</text:p>
          </table:table-cell>
          <table:table-cell table:number-columns-repeated="6" table:style-name="ce1"/>
          <table:table-cell office:value-type="float" office:value="123.73023585850127" table:formula="of:=[.K21]*180/PI()" table:style-name="ce2">
            <text:p>123,7302359</text:p>
          </table:table-cell>
          <table:table-cell office:value-type="float" office:value="2.1595" table:style-name="ce1">
            <text:p>2,1595</text:p>
          </table:table-cell>
          <table:table-cell table:number-columns-repeated="5" table:style-name="ce1"/>
          <table:table-cell office:value-type="float" office:value="134.3929804258859" table:formula="of:=[.R21]*180/PI()" table:style-name="ce2">
            <text:p>134,3929804</text:p>
          </table:table-cell>
          <table:table-cell office:value-type="float" office:value="2.3456000000000001" table:style-name="ce1">
            <text:p>2,3456</text:p>
          </table:table-cell>
          <table:table-cell table:number-columns-repeated="16366"/>
        </table:table-row>
        <table:table-row table:style-name="ro1">
          <table:table-cell office:value-type="float" office:value="21" table:formula="of:=[.A21]+1" table:style-name="ce1">
            <text:p>21</text:p>
          </table:table-cell>
          <table:table-cell office:value-type="float" office:value="132.78296902156828" table:formula="of:=[.C22]*180/PI()" table:style-name="ce2">
            <text:p>132,782969</text:p>
          </table:table-cell>
          <table:table-cell office:value-type="float" office:value="2.3174999999999999" table:style-name="ce1">
            <text:p>2,3175</text:p>
          </table:table-cell>
          <table:table-cell table:number-columns-repeated="6" table:style-name="ce1"/>
          <table:table-cell office:value-type="float" office:value="126.07936281853765" table:formula="of:=[.K22]*180/PI()" table:style-name="ce2">
            <text:p>126,0793628</text:p>
          </table:table-cell>
          <table:table-cell office:value-type="float" office:value="2.2004999999999999" table:style-name="ce1">
            <text:p>2,2005</text:p>
          </table:table-cell>
          <table:table-cell table:number-columns-repeated="5" table:style-name="ce1"/>
          <table:table-cell office:value-type="float" office:value="137.80780888486561" table:formula="of:=[.R22]*180/PI()" table:style-name="ce2">
            <text:p>137,8078089</text:p>
          </table:table-cell>
          <table:table-cell office:value-type="float" office:value="2.4051999999999998" table:style-name="ce1">
            <text:p>2,4052</text:p>
          </table:table-cell>
          <table:table-cell table:number-columns-repeated="16366"/>
        </table:table-row>
        <table:table-row table:style-name="ro1">
          <table:table-cell office:value-type="float" office:value="22" table:formula="of:=[.A22]+1" table:style-name="ce1">
            <text:p>22</text:p>
          </table:table-cell>
          <table:table-cell office:value-type="float" office:value="135.95142562864174" table:formula="of:=[.C23]*180/PI()" table:style-name="ce2">
            <text:p>135,9514256</text:p>
          </table:table-cell>
          <table:table-cell office:value-type="float" office:value="2.3727999999999998" table:style-name="ce1">
            <text:p>2,3728</text:p>
          </table:table-cell>
          <table:table-cell table:number-columns-repeated="6" table:style-name="ce1"/>
          <table:table-cell office:value-type="float" office:value="126.3773008720057" table:formula="of:=[.K23]*180/PI()" table:style-name="ce2">
            <text:p>126,3773009</text:p>
          </table:table-cell>
          <table:table-cell office:value-type="float" office:value="2.2057000000000002" table:style-name="ce1">
            <text:p>2,2057</text:p>
          </table:table-cell>
          <table:table-cell table:number-columns-repeated="5" table:style-name="ce1"/>
          <table:table-cell office:value-type="float" office:value="141.18253029818615" table:formula="of:=[.R23]*180/PI()" table:style-name="ce2">
            <text:p>141,1825303</text:p>
          </table:table-cell>
          <table:table-cell office:value-type="float" office:value="2.4641000000000002" table:style-name="ce1">
            <text:p>2,4641</text:p>
          </table:table-cell>
          <table:table-cell table:number-columns-repeated="16366"/>
        </table:table-row>
        <table:table-row table:style-name="ro1">
          <table:table-cell office:value-type="float" office:value="23" table:formula="of:=[.A23]+1" table:style-name="ce1">
            <text:p>23</text:p>
          </table:table-cell>
          <table:table-cell office:value-type="float" office:value="138.23179765326239" table:formula="of:=[.C24]*180/PI()" table:style-name="ce2">
            <text:p>138,2317977</text:p>
          </table:table-cell>
          <table:table-cell office:value-type="float" office:value="2.4125999999999999" table:style-name="ce1">
            <text:p>2,4126</text:p>
          </table:table-cell>
          <table:table-cell table:number-columns-repeated="6" table:style-name="ce1"/>
          <table:table-cell office:value-type="float" office:value="127.71229253466051" table:formula="of:=[.K24]*180/PI()" table:style-name="ce2">
            <text:p>127,7122925</text:p>
          </table:table-cell>
          <table:table-cell office:value-type="float" office:value="2.2290000000000001" table:style-name="ce1">
            <text:p>2,229</text:p>
          </table:table-cell>
          <table:table-cell table:number-columns-repeated="5" table:style-name="ce1"/>
          <table:table-cell office:value-type="float" office:value="144.74059820594854" table:formula="of:=[.R24]*180/PI()" table:style-name="ce2">
            <text:p>144,7405982</text:p>
          </table:table-cell>
          <table:table-cell office:value-type="float" office:value="2.5261999999999998" table:style-name="ce1">
            <text:p>2,5262</text:p>
          </table:table-cell>
          <table:table-cell table:number-columns-repeated="16366"/>
        </table:table-row>
        <table:table-row table:style-name="ro1">
          <table:table-cell office:value-type="float" office:value="24" table:formula="of:=[.A24]+1" table:style-name="ce1">
            <text:p>24</text:p>
          </table:table-cell>
          <table:table-cell office:value-type="float" office:value="141.13669367457567" table:formula="of:=[.C25]*180/PI()" table:style-name="ce2">
            <text:p>141,1366937</text:p>
          </table:table-cell>
          <table:table-cell office:value-type="float" office:value="2.4632999999999998" table:style-name="ce1">
            <text:p>2,4633</text:p>
          </table:table-cell>
          <table:table-cell table:number-columns-repeated="6" table:style-name="ce1"/>
          <table:table-cell office:value-type="float" office:value="129.8666138443524" table:formula="of:=[.K25]*180/PI()" table:style-name="ce2">
            <text:p>129,8666138</text:p>
          </table:table-cell>
          <table:table-cell office:value-type="float" office:value="2.2665999999999999" table:style-name="ce1">
            <text:p>2,2666</text:p>
          </table:table-cell>
          <table:table-cell table:number-columns-repeated="5" table:style-name="ce1"/>
          <table:table-cell office:value-type="float" office:value="148.00072806024295" table:formula="of:=[.R25]*180/PI()" table:style-name="ce2">
            <text:p>148,0007281</text:p>
          </table:table-cell>
          <table:table-cell office:value-type="float" office:value="2.5831" table:style-name="ce1">
            <text:p>2,5831</text:p>
          </table:table-cell>
          <table:table-cell table:number-columns-repeated="16366"/>
        </table:table-row>
        <table:table-row table:style-name="ro1">
          <table:table-cell office:value-type="float" office:value="25" table:formula="of:=[.A25]+1" table:style-name="ce1">
            <text:p>25</text:p>
          </table:table-cell>
          <table:table-cell office:value-type="float" office:value="144.31660943755176" table:formula="of:=[.C26]*180/PI()" table:style-name="ce2">
            <text:p>144,3166094</text:p>
          </table:table-cell>
          <table:table-cell office:value-type="float" office:value="2.5188000000000001" table:style-name="ce1">
            <text:p>2,5188</text:p>
          </table:table-cell>
          <table:table-cell table:number-columns-repeated="6" table:style-name="ce1"/>
          <table:table-cell office:value-type="float" office:value="130.16455189782042" table:formula="of:=[.K26]*180/PI()" table:style-name="ce2">
            <text:p>130,1645519</text:p>
          </table:table-cell>
          <table:table-cell office:value-type="float" office:value="2.2717999999999998" table:style-name="ce1">
            <text:p>2,2718</text:p>
          </table:table-cell>
          <table:table-cell table:number-columns-repeated="5" table:style-name="ce1"/>
          <table:table-cell office:value-type="float" office:value="151.51295934439491" table:formula="of:=[.R26]*180/PI()" table:style-name="ce2">
            <text:p>151,5129593</text:p>
          </table:table-cell>
          <table:table-cell office:value-type="float" office:value="2.6444000000000001" table:style-name="ce1">
            <text:p>2,6444</text:p>
          </table:table-cell>
          <table:table-cell table:number-columns-repeated="16366"/>
        </table:table-row>
        <table:table-row table:style-name="ro1">
          <table:table-cell office:value-type="float" office:value="26" table:formula="of:=[.A26]+1" table:style-name="ce1">
            <text:p>26</text:p>
          </table:table-cell>
          <table:table-cell office:value-type="float" office:value="147.16993925730327" table:formula="of:=[.C27]*180/PI()" table:style-name="ce2">
            <text:p>147,1699393</text:p>
          </table:table-cell>
          <table:table-cell office:value-type="float" office:value="2.5686" table:style-name="ce1">
            <text:p>2,5686</text:p>
          </table:table-cell>
          <table:table-cell table:number-columns-repeated="6" table:style-name="ce1"/>
          <table:table-cell office:value-type="float" office:value="132.10687882331391" table:formula="of:=[.K27]*180/PI()" table:style-name="ce2">
            <text:p>132,1068788</text:p>
          </table:table-cell>
          <table:table-cell office:value-type="float" office:value="2.3056999999999999" table:style-name="ce1">
            <text:p>2,3057</text:p>
          </table:table-cell>
          <table:table-cell table:number-columns-repeated="5" table:style-name="ce1"/>
          <table:table-cell office:value-type="float" office:value="155.01946105059554" table:formula="of:=[.R27]*180/PI()" table:style-name="ce2">
            <text:p>155,0194611</text:p>
          </table:table-cell>
          <table:table-cell office:value-type="float" office:value="2.7056" table:style-name="ce1">
            <text:p>2,7056</text:p>
          </table:table-cell>
          <table:table-cell table:number-columns-repeated="16366"/>
        </table:table-row>
        <table:table-row table:style-name="ro1">
          <table:table-cell office:value-type="float" office:value="27" table:formula="of:=[.A27]+1" table:style-name="ce1">
            <text:p>27</text:p>
          </table:table-cell>
          <table:table-cell office:value-type="float" office:value="150.04045781090866" table:formula="of:=[.C28]*180/PI()" table:style-name="ce2">
            <text:p>150,0404578</text:p>
          </table:table-cell>
          <table:table-cell office:value-type="float" office:value="2.6187" table:style-name="ce1">
            <text:p>2,6187</text:p>
          </table:table-cell>
          <table:table-cell table:number-columns-repeated="6" table:style-name="ce1"/>
          <table:table-cell office:value-type="float" office:value="132.81161691132482" table:formula="of:=[.K28]*180/PI()" table:style-name="ce2">
            <text:p>132,8116169</text:p>
          </table:table-cell>
          <table:table-cell office:value-type="float" office:value="2.3180000000000001" table:style-name="ce1">
            <text:p>2,318</text:p>
          </table:table-cell>
          <table:table-cell table:number-columns-repeated="5" table:style-name="ce1"/>
          <table:table-cell office:value-type="float" office:value="158.6061768481145" table:formula="of:=[.R28]*180/PI()" table:style-name="ce2">
            <text:p>158,6061768</text:p>
          </table:table-cell>
          <table:table-cell office:value-type="float" office:value="2.7682000000000002" table:style-name="ce1">
            <text:p>2,7682</text:p>
          </table:table-cell>
          <table:table-cell table:number-columns-repeated="16366"/>
        </table:table-row>
        <table:table-row table:style-name="ro1">
          <table:table-cell office:value-type="float" office:value="28" table:formula="of:=[.A28]+1" table:style-name="ce1">
            <text:p>28</text:p>
          </table:table-cell>
          <table:table-cell office:value-type="float" office:value="152.81357353934186" table:formula="of:=[.C29]*180/PI()" table:style-name="ce2">
            <text:p>152,8135735</text:p>
          </table:table-cell>
          <table:table-cell office:value-type="float" office:value="2.6671" table:style-name="ce1">
            <text:p>2,6671</text:p>
          </table:table-cell>
          <table:table-cell table:number-columns-repeated="6" table:style-name="ce1"/>
          <table:table-cell office:value-type="float" office:value="137.33225391490703" table:formula="of:=[.K29]*180/PI()" table:style-name="ce2">
            <text:p>137,3322539</text:p>
          </table:table-cell>
          <table:table-cell office:value-type="float" office:value="2.3969" table:style-name="ce1">
            <text:p>2,3969</text:p>
          </table:table-cell>
          <table:table-cell table:number-columns-repeated="5" table:style-name="ce1"/>
          <table:table-cell office:value-type="float" office:value="162.29029547080569" table:formula="of:=[.R29]*180/PI()" table:style-name="ce2">
            <text:p>162,2902955</text:p>
          </table:table-cell>
          <table:table-cell office:value-type="float" office:value="2.8325" table:style-name="ce1">
            <text:p>2,8325</text:p>
          </table:table-cell>
          <table:table-cell table:number-columns-repeated="16366"/>
        </table:table-row>
        <table:table-row table:style-name="ro1">
          <table:table-cell table:number-columns-repeated="10" table:style-name="ce1"/>
          <table:table-cell office:value-type="float" office:value="2.4430000000000001" table:style-name="ce1">
            <text:p>2,443</text:p>
          </table:table-cell>
          <table:table-cell table:number-columns-repeated="6" table:style-name="ce1"/>
          <table:table-cell office:value-type="float" office:value="2.8957999999999999" table:style-name="ce1">
            <text:p>2,8958</text:p>
          </table:table-cell>
          <table:table-cell table:number-columns-repeated="16366"/>
        </table:table-row>
        <table:table-row table:style-name="ro1">
          <table:table-cell table:number-columns-repeated="10" table:style-name="ce1"/>
          <table:table-cell office:value-type="float" office:value="3.0891999999999999" table:style-name="ce1">
            <text:p>3,0892</text:p>
          </table:table-cell>
          <table:table-cell table:number-columns-repeated="6" table:style-name="ce1"/>
          <table:table-cell office:value-type="float" office:value="3.0891999999999999" table:style-name="ce1">
            <text:p>3,0892</text:p>
          </table:table-cell>
          <table:table-cell table:number-columns-repeated="16366"/>
        </table:table-row>
        <table:table-row table:style-name="ro1">
          <table:table-cell table:number-columns-repeated="7"/>
          <table:table-cell table:style-name="ce1">
            <draw:frame draw:z-index="2" draw:id="id1" draw:style-name="a1" draw:name="Graphique 7" svg:x="0.40625in" svg:y="0.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3" draw:id="id2" draw:style-name="a2" draw:name="Graphique 9" svg:x="0.03125in" svg:y="0.10417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9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massa steffan</meta:initial-creator>
    <dc:creator>massa steffan</dc:creator>
    <meta:creation-date>2025-01-22T09:58:40Z</meta:creation-date>
    <dc:date>2025-01-22T10:29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-1,5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euil1.$B$4:.$B$29" chart:class="chart:scatter" chart:attached-axis="primary-y" chart:style-name="G0S0">
            <chart:domain table:cell-range-address="Feuil1.$A$4:.$A$29"/>
            <chart:regression-curve chart:style-name="T000">
              <chart:equation chart:automatic-content="true" chart:display-equation="true" chart:display-r-square="true" svg:x="78.148031496063pt" svg:y="44.47291338582677pt" chart:style-name="TL000"/>
            </chart:regression-curve>
            <chart:data-point chart:repeated="2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-2,5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euil1.$J$4:.$J$29" chart:class="chart:scatter" chart:attached-axis="primary-y" chart:style-name="G0S0">
            <chart:domain table:cell-range-address="Feuil1.$A$4:.$A$29"/>
            <chart:regression-curve chart:style-name="T000">
              <chart:equation chart:automatic-content="true" chart:display-equation="true" chart:display-r-square="true" svg:x="133.8499212598425pt" svg:y="124.2165354330709pt" chart:style-name="TL000"/>
            </chart:regression-curve>
            <chart:data-point chart:repeated="2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1" svg:stroke-width="0.02083in" svg:stroke-color="#156082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-0,5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euil1.$Q$4:.$Q$29" chart:class="chart:scatter" chart:attached-axis="primary-y" chart:style-name="G0S0">
            <chart:domain table:cell-range-address="Feuil1.$A$4:.$A$29"/>
            <chart:regression-curve chart:style-name="T000">
              <chart:equation chart:automatic-content="true" chart:display-equation="true" chart:display-r-square="true" svg:x="125.148031496063pt" svg:y="38.0pt" chart:style-name="TL000"/>
            </chart:regression-curve>
            <chart:data-point chart:repeated="2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stroke-dash draw:name="a1" draw:display-name="SysDot" draw:style="rect" draw:dots1="1" draw:dots1-length="0.02083in" draw:dots2="0" draw:dots2-length="0in" draw:distance="0.02083in"/>
  </office:styles>
</office:document-styles>
</file>